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0.8134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9">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number-rows-repeated="1048502">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0">00/00/0000</text:date>, <text:time style:data-style-name="N2" text:time-value="01:06:45.58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0T01:13:59.214000000</dc:date>
    <meta:editing-duration>PT8H27M26S</meta:editing-duration>
    <meta:editing-cycles>263</meta:editing-cycles>
    <meta:document-statistic meta:table-count="1" meta:cell-count="291" meta:object-count="0"/>
  </office:meta>
</office:document-meta>
</file>